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7df" officeooo:paragraph-rsid="000c97df"/>
    </style:style>
    <style:style style:name="P2" style:family="paragraph" style:parent-style-name="Standard">
      <style:text-properties officeooo:rsid="000c97df" officeooo:paragraph-rsid="000cff41"/>
    </style:style>
    <style:style style:name="P3" style:family="paragraph" style:parent-style-name="Standard">
      <style:text-properties officeooo:rsid="000cff41" officeooo:paragraph-rsid="000cff41"/>
    </style:style>
    <style:style style:name="T1" style:family="text">
      <style:text-properties officeooo:rsid="000cf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*</text:span></text:p>
      <text:p text:style-name="P2"><text:span text:style-name="T1">*Server</text:span></text:p>
      <text:p text:style-name="P2">*/</text:p>
      <text:p text:style-name="P1">npm <text:s/>i --save express</text:p>
      <text:p text:style-name="P1">npm I --save ejs</text:p>
      <text:p text:style-name="P1">or express --view=ejs myapp</text:p>
      <text:p text:style-name="P1"><text:s/>//Khai báo</text:p>
      <text:p text:style-name="P1">var express = require(‘express’);</text:p>
      <text:p text:style-name="P1">var path = require(‘path’)</text:p>
      <text:p text:style-name="P1">var app = express();</text:p>
      <text:p text:style-name="P1">var router = express.Router();</text:p>
      <text:p text:style-name="P1">//Set view engine</text:p>
      <text:p text:style-name="P1">app.set(‘views’,path.join(__dirname,’views’)</text:p>
      <text:p text:style-name="P1">app.set(‘view engine’,’ejs’)</text:p>
      <text:p text:style-name="P1">//Set public</text:p>
      <text:p text:style-name="P1">app.use(‘access’,express.static(path.join(__dirname,’public’)))</text:p>
      <text:p text:style-name="P1">/*</text:p>
      <text:p text:style-name="P1">* <text:span text:style-name="T1">Mongoose</text:span></text:p>
      <text:p text:style-name="P1">*/</text:p>
      <text:p text:style-name="P3">npm i --save mongoose</text:p>
      <text:p text:style-name="P3">var mongoose = require(‘mongoose’)</text:p>
      <text:p text:style-name="P3">mongoose.connect(‘mongodb://localhost/QLHS’) //mongodb://localhost:27017/QLHS’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4:43:18.109845691</meta:creation-date>
    <meta:generator>LibreOffice/6.0.7.3$Linux_X86_64 LibreOffice_project/00m0$Build-3</meta:generator>
    <dc:date>2019-07-20T14:57:36.536989079</dc:date>
    <meta:editing-duration>PT14M19S</meta:editing-duration>
    <meta:editing-cycles>2</meta:editing-cycles>
    <meta:document-statistic meta:table-count="0" meta:image-count="0" meta:object-count="0" meta:page-count="1" meta:paragraph-count="22" meta:word-count="60" meta:character-count="506" meta:non-whitespace-character-count="470"/>
  </office:meta>
</office:document-meta>
</file>